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90.04mm" svg:y="36.39mm">
            <loext:p draw:notify-on-update-of-ranges="Sheet1.A1:Sheet1.A8 Sheet1.B1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0:17:38.912427392</meta:creation-date>
    <meta:generator>LibreOffice/5.1.6.2$Linux_X86_64 LibreOffice_project/10m0$Build-2</meta:generator>
    <dc:date>2019-08-02T10:50:03.332748579</dc:date>
    <meta:editing-duration>PT32M21S</meta:editing-duration>
    <meta:editing-cycles>6</meta:editing-cycles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71cm" svg:y="0.316cm" chart:style-name="ch2">
          <text:p>Middle School GCD</text:p>
        </chart:title>
        <chart:legend chart:legend-position="end" svg:x="13.146cm" svg:y="4.203cm" style:legend-expansion="high" chart:style-name="ch3"/>
        <chart:plot-area chart:style-name="ch4" table:cell-range-address="Sheet1.A1:Sheet1.B8" svg:x="1.33cm" svg:y="1.275cm" svg:width="11.497cm" svg:height="6.569cm">
          <chartooo:coordinate-region svg:x="1.766cm" svg:y="1.475cm" svg:width="10.689cm" svg:height="5.722cm"/>
          <chart:axis chart:dimension="x" chart:name="primary-x" chart:style-name="ch5">
            <chart:title svg:x="6.703cm" svg:y="8.024cm" chart:style-name="ch6">
              <text:p>m+n</text:p>
            </chart:title>
          </chart:axis>
          <chart:axis chart:dimension="y" chart:name="primary-y" chart:style-name="ch5">
            <chart:title svg:x="0.451cm" svg:y="5.198cm" chart:style-name="ch7">
              <text:p>opcount</text:p>
            </chart:title>
            <chart:grid chart:style-name="ch8" chart:class="major"/>
          </chart:axis>
          <chart:series chart:style-name="ch9" chart:values-cell-range-address="Sheet1.B1:Sheet1.B8" chart:class="chart:scatter">
            <chart:domain table:cell-range-address="Sheet1.A1:Sheet1.A8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8</svg:desc>
                </draw:g>
              </table:table-cell>
              <table:table-cell office:value-type="float" office:value="1">
                <text:p>1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